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paragraph-properties fo:text-align="start" style:justify-single-word="false"/>
      <style:text-properties style:text-underline-style="none" fo:font-weight="bold" style:font-weight-asian="bold" style:font-weight-complex="bold"/>
    </style:style>
    <style:style style:name="P6" style:family="paragraph" style:parent-style-name="Standard">
      <style:paragraph-properties fo:text-align="start"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PHA Team’s (Group 8) Milestone 2 Group Report</text:p>
      <text:p text:style-name="P1"/>
      <text:p text:style-name="P2">Introduction:</text:p>
      <text:p text:style-name="P2"/>
      <text:p text:style-name="P4">Our goals for Milestone 2 were to have a working vision system, basic Artificial Intelligence and a simulator for testing. We are happy to announce that we have accomplished these goals, received full marks for the demonstration, and have made more progress than we had initially expected.</text:p>
      <text:p text:style-name="P4"/>
      <text:p text:style-name="P2">Member Participation:</text:p>
      <text:p text:style-name="P2"/>
      <text:p text:style-name="P4"><text:span text:style-name="T1">Aaron Cronin</text:span>: Wrote the Vision Test Bench that will be used to determine the efficiency of our vision system by measuring its accuracy. It would allow us to test different approaches. <text:span text:style-name="T3">Points awarded: </text:span>9</text:p>
      <text:p text:style-name="P5"><text:span text:style-name="T2"/></text:p>
      <text:p text:style-name="P3">Michael Gillon<text:span text:style-name="T4">: Participated in the rebuilding of the robot, improving its overall stability and resistance. </text:span><text:span text:style-name="T6">Points awarded</text:span><text:span text:style-name="T4">: 6</text:span></text:p>
      <text:p text:style-name="P2"><text:span text:style-name="T5"/></text:p>
      <text:p text:style-name="P2"><text:span text:style-name="T2">Laura Ionescu</text:span><text:span text:style-name="T5">: Assisted Martin with the Simulator by fixing collisions and allowing both robots to use an AI. Made research on the machine learning and added her findings on the group’s wiki.</text:span></text:p>
      <text:p text:style-name="P2"><text:span text:style-name="T4">Points awarded:</text:span><text:span text:style-name="T5"> 6</text:span></text:p>
      <text:p text:style-name="P2"><text:span text:style-name="T5"/></text:p>
      <text:p text:style-name="P2"><text:span text:style-name="T2">Michael Johnson</text:span><text:span text:style-name="T5">: Worked on the Visual Servoing AI by implementing the basic functionality that would be used for the Milestone Demonstration. Also worked on creating a new kicker for the robot. </text:span><text:span text:style-name="T4">Points awarded: </text:span><text:span text:style-name="T5">6</text:span></text:p>
      <text:p text:style-name="P2"><text:span text:style-name="T5"/></text:p>
      <text:p text:style-name="P6">Jibran Khan<text:span text:style-name="T4">: Worked on building the robot, put the holonomic wheels on the robot to increase stability and allow the robot to move forward at a faster pace. </text:span><text:span text:style-name="T6">Points awarded</text:span><text:span text:style-name="T4">: 6</text:span></text:p>
      <text:p text:style-name="P7"><text:span text:style-name="T5"/></text:p>
      <text:p text:style-name="P7"><text:span text:style-name="T2">Gediminas Liktaras</text:span><text:span text:style-name="T5">: Continued to build the vision system on his own, improved the GUI so that we could modify variables without having to change any source code. </text:span><text:span text:style-name="T4">Points awarded</text:span><text:span text:style-name="T5">: 9</text:span></text:p>
      <text:p text:style-name="P7"><text:span text:style-name="T5"/></text:p>
      <text:p text:style-name="P7"><text:span text:style-name="T2">Andrei-Ion Manolache</text:span><text:span text:style-name="T5">: Worked on the Vision Test Bench assisting Aaron to ensure that the program was up and running by the end of Milestone 2. </text:span><text:span text:style-name="T4">Points awarded</text:span><text:span text:style-name="T5">: 6</text:span></text:p>
      <text:p text:style-name="P7"><text:span text:style-name="T5"/></text:p>
      <text:p text:style-name="P7"><text:span text:style-name="T2">Martin Marinov</text:span><text:span text:style-name="T5">: Built the Simulator we are currently using to test our AI. Martin also worked on our new Machine Learning based Artificial Intelligence that is being developed along side the normal AI. </text:span><text:span text:style-name="T4">Points awarded</text:span><text:span text:style-name="T5">: 9</text:span></text:p>
      <text:p text:style-name="P7"><text:span text:style-name="T5"/></text:p>
      <text:p text:style-name="P7"><text:span text:style-name="T2">Paul-Jules Micolet</text:span><text:span text:style-name="T5">: Worked on the Visual Servoid AI, helped build the new kicker and measure the differences of speed between the new and old kicker with Michael Johnson. Continued his work as team manager and tried to improve communication within the team. </text:span><text:span text:style-name="T4">Points awarded</text:span><text:span text:style-name="T5">: 6</text:span></text:p>
      <text:p text:style-name="P7"><text:span text:style-name="T5"/></text:p>
      <text:p text:style-name="P7">Current Goals</text:p>
      <text:p text:style-name="P7"><text:span text:style-name="T2"/></text:p>
      <text:p text:style-name="P8"><text:span text:style-name="T2">As our next demonstration is going to be a friendly our goal is to ensure that our robot performs well and consistently. This entails improving the Vision System and also documenting its accuracy, improving the basic Visual Servoing AI, continuing our research and implementation of a Machine Learning based AI and attaching the new and improved kicker to the robot.</text:span></text:p>
      <text:p text:style-name="P8"><text:span text:style-name="T2">We believe that these goals are obtainable and hope to impress during the friendly.</text:span></text:p>
      <text:p text:style-name="P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Jules Micolet</meta:initial-creator>
    <meta:creation-date>2012-02-16T11:03:53</meta:creation-date>
    <dc:date>2012-02-16T12:38:04</dc:date>
    <dc:creator>Paul-Jules Micolet</dc:creator>
    <meta:editing-duration>PT01H34M12S</meta:editing-duration>
    <meta:editing-cycles>24</meta:editing-cycles>
    <meta:generator>OpenOffice.org/3.2$Unix OpenOffice.org_project/320m19$Build-9505</meta:generator>
    <meta:document-statistic meta:table-count="0" meta:image-count="0" meta:object-count="0" meta:page-count="1" meta:paragraph-count="17" meta:word-count="425" meta:character-count="2585"/>
  </office:meta>
</office:document-meta>
</file>